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929" officeooo:paragraph-rsid="0001e929"/>
    </style:style>
    <style:style style:name="P2" style:family="paragraph" style:parent-style-name="Standard">
      <style:text-properties officeooo:rsid="0002ed84" officeooo:paragraph-rsid="0002ed84"/>
    </style:style>
    <style:style style:name="P3" style:family="paragraph" style:parent-style-name="Standard">
      <style:text-properties officeooo:rsid="0004e923" officeooo:paragraph-rsid="0004e923"/>
    </style:style>
    <style:style style:name="T1" style:family="text">
      <style:text-properties officeooo:rsid="00051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pdf for Indexer</text:p>
      <text:p text:style-name="P1"/>
      <text:p text:style-name="P2">Our indexer utilizes a modified version of tokenizer from Asst0 and the sorted list from Asst1. Tokenizer was modified to work with a file and sorted list was not modified.</text:p>
      <text:p text:style-name="P2"/>
      <text:p text:style-name="P2">The Index is created using a sorted list of sorted lists. The outer list contains the token list and is a list of WordEnt_ structs. </text:p>
      <text:p text:style-name="P2"/>
      <text:p text:style-name="P2">WordEnt_ structs are comprised of 2 fields: Word, RecordList. </text:p>
      <text:p text:style-name="P2"><text:tab/>The word field is a simple pointer to a char array that represents the word token found when <text:tab/>tokenizing a file in the directory. </text:p>
      <text:p text:style-name="P2"><text:tab/>The RecordList is itself another sorted list that will maintain RecordEnt_ structs indepdently of <text:tab/>where in the sorted list the WordEnt_ is found. In this way we can easily manage sorting the <text:tab/>outer list by word order and the inner lists by record order</text:p>
      <text:p text:style-name="P2"/>
      <text:p text:style-name="P2"><text:tab/>WordEnt_ struct's are ordered in the Index (which is a sorted list) in increasing order by their <text:tab/>Word field.</text:p>
      <text:p text:style-name="P2"/>
      <text:p text:style-name="P2">Each WordEnt_ struct has a RecordList that is comprised of RecordEnt_ structs and is organized in the following way:</text:p>
      <text:p text:style-name="P2"/>
      <text:p text:style-name="P2">RecordList sorted lists are lists of RecordEnt_ structs that contain two fields: File, Occurences</text:p>
      <text:p text:style-name="P2"><text:tab/>The file field is a si<text:span text:style-name="T1">mple char pointer to the filename that the word token was found. It is <text:tab/>important to note that given this implementation if there are two or more files in separate <text:tab/>directories with the same filename, the occurrences will continue to accrue for that filename and <text:tab/>a separate record will not be created. This is as per the assignment instructions wherein word <text:tab/>tokens found in different directories but with equivalent filenames are indexed together in a <text:tab/>single record. Relative path names are not considered.</text:span></text:p>
      <text:p text:style-name="P2"><text:tab/></text:p>
      <text:p text:style-name="P2"><text:tab/>For example: <text:span text:style-name="T1">Indexing equivalent word tokens from the file /adir/boo.txt and <text:tab/>/adir/folder/boo.txt will be stored in a single record with the filename boo.txt.</text:span></text:p>
      <text:p text:style-name="P2"><text:tab/></text:p>
      <text:p text:style-name="P2"><text:tab/>The Occurences field simply keeps track of how many times the token (represented in the <text:tab/>WordEnt_ struct appeared in the file. </text:p>
      <text:p text:style-name="P2"/>
      <text:p text:style-name="P2"><text:tab/>RecordEnt_ structs are sorted first by occurences (greatest to least) then (if occurences are <text:tab/>equal) by their file names in alphabetical order</text:p>
      <text:p text:style-name="P2"/>
      <text:p text:style-name="P2"><text:tab/>Since each WordEnt_ struct contains a RecordList, we can mange RecordEnt_' struct positions</text:p>
      <text:p text:style-name="P2"><text:tab/>independently of their greater position in the Index itself</text:p>
      <text:p text:style-name="P2"/>
      <text:p text:style-name="P2"><text:tab/>In this way we keep the data structure of our index (sorted list of sorted lists) simple, concise, <text:tab/>and easy to navigate.</text:p>
      <text:p text:style-name="P2"/>
      <text:p text:style-name="P3">The Indexer is broken into two main parts: CreateIndex and WriteIndexToFile</text:p>
      <text:p text:style-name="P3"/>
      <text:p text:style-name="P3">CreateIndex: Searches the directory recursively and tokenizes each file, inserting and maintaing the <text:tab/>index as it continues to search each file. </text:p>
      <text:p text:style-name="P3"/>
      <text:p text:style-name="P3"><text:soft-page-break/>WriteIndexToFile takes an Index data structure, traverses it, and writes it out to a specified output file </text:p>
      <text:p text:style-name="P3"><text:tab/>while it is traversing</text:p>
      <text:p text:style-name="P3"><text:tab/></text:p>
      <text:p text:style-name="P3">In this way, by separating these two functions, we can maintain the Index data structure in memory, without modifying it, and write it out to multiple files (if need be). </text:p>
      <text:p text:style-name="P3">Also: the index only needs to be created once (for each directory indexed) and can be rewritten to as many files as need be during program executi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9:12:57.205728947</meta:creation-date>
    <dc:date>2016-04-14T17:26:20.682118166</dc:date>
    <meta:editing-duration>PT23M2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25" meta:word-count="495" meta:character-count="3007" meta:non-whitespace-character-count="2499"/>
  </office:meta>
</office:document-meta>
</file>